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79A2804B4937806.png" manifest:media-type="image/png"/>
  <manifest:file-entry manifest:full-path="Pictures/10000000000005560000030041A819E6FC789A18.png" manifest:media-type="image/png"/>
  <manifest:file-entry manifest:full-path="Pictures/100000000000055600000300C0A1C1C03161F9CE.png" manifest:media-type="image/png"/>
  <manifest:file-entry manifest:full-path="Pictures/10000000000005560000030027CFB1A82C291F55.png" manifest:media-type="image/png"/>
  <manifest:file-entry manifest:full-path="Pictures/100000000000055600000300E046C76BE892A23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22cm, 1.646cm, 2.014cm, 18.23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48cm, 1.702cm, 1.986cm, 18.1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15cm, 1.646cm, 1.956cm, 18.29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01cm, 1.813cm, 1.866cm, 18.29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775cm, 1.702cm, 1.905cm, 18.2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5" draw:name="Figura1" text:anchor-type="char" svg:x="6.04cm" svg:y="0.314cm" svg:width="10.16cm" svg:height="9.841cm" draw:z-index="0"><draw:image xlink:href="Pictures/100000000000055600000300079A2804B49378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Figura2" text:anchor-type="char" svg:x="5.563cm" svg:y="0.279cm" svg:width="10.583cm" svg:height="10.398cm" draw:z-index="1"><draw:image xlink:href="Pictures/100000000000055600000300C0A1C1C03161F9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Figura3" text:anchor-type="char" svg:x="4.955cm" svg:y="0.051cm" svg:width="11.271cm" svg:height="11.232cm" draw:z-index="2"><draw:image xlink:href="Pictures/10000000000005560000030041A819E6FC789A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4" text:anchor-type="char" svg:x="5.563cm" svg:y="0.302cm" svg:width="10.636cm" svg:height="10.195cm" draw:z-index="3"><draw:image xlink:href="Pictures/100000000000055600000300E046C76BE892A2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Figura5" text:anchor-type="char" svg:x="4.849cm" svg:y="0.289cm" svg:width="11.377cm" svg:height="10.904cm" draw:z-index="4"><draw:image xlink:href="Pictures/10000000000005560000030027CFB1A82C291F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9:59:07.212000000</meta:creation-date>
    <dc:date>2022-01-10T20:08:16.168000000</dc:date>
    <meta:editing-duration>PT9M10S</meta:editing-duration>
    <meta:editing-cycles>1</meta:editing-cycles>
    <meta:generator>LibreOffice/7.2.1.2$Windows_X86_64 LibreOffice_project/87b77fad49947c1441b67c559c339af8f3517e22</meta:generator>
    <meta:document-statistic meta:table-count="0" meta:image-count="5" meta:object-count="0" meta:page-count="3" meta:paragraph-count="0" meta:word-count="0" meta:character-count="0" meta:non-whitespace-character-count="0"/>
  </office:meta>
</office:document-meta>
</file>